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20_Circles-subtitle">
      <style:graphic-properties draw:fill-color="#ffffff" fo:min-height="17.954cm"/>
    </style:style>
    <style:style style:name="pr2" style:family="presentation" style:parent-style-name="Blue_20_Circles-notes">
      <style:graphic-properties draw:fill-color="#ffffff" fo:min-height="11.413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20_Circles" presentation:presentation-page-layout-name="AL1T32">
        <draw:frame presentation:style-name="pr1" draw:layer="layout" svg:width="23.91cm" svg:height="17.954cm" svg:x="2.057cm" svg:y="1.743cm" presentation:class="subtitle">
          <draw:text-box>
            <text:p>Resolução de um problema de </text:p>
            <text:p>otimização utilizando o </text:p>
            <text:p>algoritmo Ant System</text:p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2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20_Circles-background" style:display-name="Blue 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20_Circles-backgroundobjects" style:display-name="Blue Circles-backgroundobjects" style:family="presentation">
      <style:graphic-properties draw:shadow="hidden" draw:shadow-offset-x="0.3cm" draw:shadow-offset-y="0.3cm" draw:shadow-color="#808080"/>
    </style:style>
    <style:style style:name="Blue_20_Circles-notes" style:display-name="Blue Circles-notes" style:family="presentation">
      <style:graphic-properties draw:stroke="none" draw:fill="non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20_Circles-outline1" style:display-name="Blue Circles-outline1" style:family="presentation">
      <style:graphic-properties draw:stroke="none" draw:fill="none">
        <text:list-style style:name="Blue_20_Circles-outline1" style:display-name="Blue Circles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outline2" style:display-name="Blue Circles-outline2" style:family="presentation" style:parent-style-name="Blue_20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20_Circles-outline3" style:display-name="Blue Circles-outline3" style:family="presentation" style:parent-style-name="Blue_20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20_Circles-outline4" style:display-name="Blue Circles-outline4" style:family="presentation" style:parent-style-name="Blue_20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20_Circles-outline5" style:display-name="Blue Circles-outline5" style:family="presentation" style:parent-style-name="Blue_20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6" style:display-name="Blue Circles-outline6" style:family="presentation" style:parent-style-name="Blue_20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20_Circles-outline7" style:display-name="Blue Circles-outline7" style:family="presentation" style:parent-style-name="Blue_20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20_Circles-outline8" style:display-name="Blue Circles-outline8" style:family="presentation" style:parent-style-name="Blue_20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20_Circles-outline9" style:display-name="Blue Circles-outline9" style:family="presentation" style:parent-style-name="Blue_20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20_Circles-subtitle" style:display-name="Blue Circles-subtitle" style:family="presentation">
      <style:graphic-properties draw:stroke="none" draw:fill="none" draw:textarea-vertical-align="middle">
        <text:list-style style:name="Blue_20_Circles-subtitle" style:display-name="Blue Circles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20_Circles-title" style:display-name="Blue Circles-title" style:family="presentation">
      <style:graphic-properties draw:stroke="none" draw:fill="none" draw:textarea-vertical-align="middle">
        <text:list-style style:name="Blue_20_Circles-title" style:display-name="Blue Circles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">
            <style:list-level-properties text:space-before="9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Azules_20_y_20_Negros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ctwithoutfill">
      <style:graphic-properties svg:stroke-width="0.1cm" svg:stroke-color="#333366" draw:marker-start-width="0.35cm" draw:marker-end-width="0.35cm" svg:stroke-opacity="100%" draw:fill="none" draw:opacity="100%" draw:textarea-horizontal-align="center" draw:textarea-vertical-align="middle" fo:padding-top="0.05cm" fo:padding-bottom="0.05cm" fo:padding-left="0.05cm" fo:padding-right="0.05cm" draw:shadow-opacity="100%"/>
    </style:style>
    <style:style style:name="Mgr2" style:family="graphic" style:parent-style-name="standard">
      <style:graphic-properties svg:stroke-width="0cm" svg:stroke-color="#666699" draw:marker-start-width="0.3cm" draw:marker-end-width="0.3cm" svg:stroke-opacity="100%" draw:fill="solid" draw:fill-color="#333366" draw:fill-gradient-name="Azul_20_y_20_Negro_20_3" draw:opacity="100%" draw:textarea-horizontal-align="center" draw:textarea-vertical-align="middle" draw:shadow-opacity="100%"/>
    </style:style>
    <style:style style:name="Mpr1" style:family="presentation" style:parent-style-name="Blue_20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20_Circles" style:display-name="Blue Circles" style:page-layout-name="PM1" draw:style-name="Mdp1">
      <draw:path draw:style-name="Mgr1" draw:layer="backgroundobjects" svg:width="27.9cm" svg:height="20.999cm" svg:x="0.099cm" svg:y="0cm" svg:viewBox="0 0 27901 21000" svg:d="m27901 0c-25619 4244-27901 21000-27901 21000">
        <text:p/>
      </draw:path>
      <draw:ellipse draw:style-name="Mgr2" draw:text-style-name="MP1" draw:layer="backgroundobjects" svg:width="1.061cm" svg:height="1.064cm" svg:x="0cm" svg:y="18.871cm">
        <text:p/>
      </draw:ellipse>
      <draw:ellipse draw:style-name="Mgr2" draw:text-style-name="MP1" draw:layer="backgroundobjects" svg:width="1.788cm" svg:height="1.794cm" svg:x="0.453cm" svg:y="16.451cm">
        <text:p/>
      </draw:ellipse>
      <draw:ellipse draw:style-name="Mgr2" draw:text-style-name="MP1" draw:layer="backgroundobjects" svg:width="2.011cm" svg:height="2.017cm" svg:x="1.685cm" svg:y="13.902cm">
        <text:p/>
      </draw:ellipse>
      <draw:ellipse draw:style-name="Mgr2" draw:text-style-name="MP1" draw:layer="backgroundobjects" svg:width="2.569cm" svg:height="2.579cm" svg:x="3.089cm" svg:y="10.996cm">
        <text:p/>
      </draw:ellipse>
      <draw:ellipse draw:style-name="Mgr2" draw:text-style-name="MP1" draw:layer="backgroundobjects" svg:width="3.683cm" svg:height="3.695cm" svg:x="5.522cm" svg:y="7.231cm">
        <text:p/>
      </draw:ellipse>
      <draw:ellipse draw:style-name="Mgr2" draw:text-style-name="MP1" draw:layer="backgroundobjects" svg:width="4.424cm" svg:height="4.437cm" svg:x="9.3cm" svg:y="3.512cm">
        <text:p/>
      </draw:ellipse>
      <draw:ellipse draw:style-name="Mgr2" draw:text-style-name="MP1" draw:layer="backgroundobjects" svg:width="5.276cm" svg:height="5.292cm" svg:x="14.384cm" svg:y="0.43cm">
        <text:p/>
      </draw:ellipse>
      <draw:polygon draw:style-name="Mgr2" draw:text-style-name="MP1" draw:layer="backgroundobjects" svg:width="6.999cm" svg:height="4.369cm" svg:x="21cm" svg:y="0cm" svg:viewBox="0 0 7000 4370" draw:points="4720,4150 4129,4314 3500,4370 2870,4314 2278,4150 1733,3891 1245,3544 822,3120 477,2631 218,2083 55,1490 0,859 55,227 117,0 7000,0 7000,235 7000,859 6943,1490 6781,2083 6522,2631 6177,3120 5754,3544 5266,3891">
        <text:p/>
      </draw:polygon>
      <draw:rect presentation:style-name="Mpr1" draw:layer="backgroundobjects" svg:width="28cm" svg:height="21cm" svg:x="0cm" svg:y="0cm">
        <text:p/>
      </draw:rect>
      <draw:frame presentation:style-name="Blue_20_Circles-title" draw:layer="backgroundobjects" svg:width="23.91cm" svg:height="3.506cm" svg:x="2.057cm" svg:y="1.743cm" presentation:class="title" presentation:placeholder="true">
        <draw:text-box/>
      </draw:frame>
      <draw:frame presentation:style-name="Blue_20_Circles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Blue_20_Circles-title" draw:layer="backgroundobjects" svg:width="13.708cm" svg:height="10.281cm" svg:x="3.64cm" svg:y="2.853cm" presentation:class="page"/>
        <draw:frame presentation:style-name="Blue_20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6-14T12:45:44</meta:creation-date>
    <dc:language>es-ES</dc:language>
    <meta:editing-cycles>2</meta:editing-cycles>
    <meta:editing-duration>PT1M53S</meta:editing-duration>
    <meta:initial-creator>Diego Rubin</meta:initial-creator>
    <dc:date>2011-06-14T12:47:35</dc:date>
    <dc:creator>Diego Rubin</dc:cre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